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2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3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4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5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P2" style:family="paragraph" style:parent-style-name="Standard">
      <style:paragraph-properties fo:break-before="auto" fo:line-height="115%" style:writing-mode="lr-tb"/>
      <style:text-properties style:font-name="Trebuchet MS" fo:font-size="18pt" style:font-name-asian="Trebuchet MS" style:font-size-asian="18pt" style:font-name-complex="Trebuchet MS" style:font-size-complex="18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P4" style:family="paragraph" style:parent-style-name="Standard">
      <style:paragraph-properties fo:break-before="auto" fo:line-height="115%" fo:border-bottom="#808080 0.053cm solid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>
      <style:text-properties fo:font-style="italic" style:font-style-asian="italic" style:font-style-complex="italic"/>
    </style:style>
    <style:style style:name="T6_68" style:family="text">
      <style:text-properties fo:font-style="italic" style:font-style-asian="italic" style:font-style-complex="italic"/>
    </style:style>
    <style:style style:name="T6_69" style:family="text">
      <style:text-properties fo:font-style="italic" style:font-style-asian="italic" style:font-style-complex="italic"/>
    </style:style>
    <style:style style:name="T6_70" style:family="text">
      <style:text-properties fo:font-style="italic" style:font-style-asian="italic" style:font-style-complex="italic"/>
    </style:style>
    <style:style style:name="T6_71" style:family="text">
      <style:text-properties fo:font-style="italic" style:font-style-asian="italic" style:font-style-complex="italic"/>
    </style:style>
    <style:style style:name="T6_72" style:family="text">
      <style:text-properties fo:font-style="italic" style:font-style-asian="italic" style:font-style-complex="italic"/>
    </style:style>
    <style:style style:name="T6_73" style:family="text">
      <style:text-properties fo:font-style="italic" style:font-style-asian="italic" style:font-style-complex="italic"/>
    </style:style>
    <style:style style:name="T6_74" style:family="text">
      <style:text-properties fo:font-style="italic" style:font-style-asian="italic" style:font-style-complex="italic"/>
    </style:style>
    <style:style style:name="T6_75" style:family="text">
      <style:text-properties fo:font-style="italic" style:font-style-asian="italic" style:font-style-complex="italic"/>
    </style:style>
    <style:style style:name="T6_76" style:family="text">
      <style:text-properties fo:font-style="italic" style:font-style-asian="italic" style:font-style-complex="italic"/>
    </style:style>
    <style:style style:name="T6_77" style:family="text">
      <style:text-properties fo:font-style="italic" style:font-style-asian="italic" style:font-style-complex="italic"/>
    </style:style>
    <style:style style:name="T6_78" style:family="text">
      <style:text-properties fo:font-style="italic" style:font-style-asian="italic" style:font-style-complex="italic"/>
    </style:style>
    <style:style style:name="T6_79" style:family="text">
      <style:text-properties fo:font-style="italic" style:font-style-asian="italic" style:font-style-complex="italic"/>
    </style:style>
    <style:style style:name="T6_80" style:family="text">
      <style:text-properties fo:font-style="italic" style:font-style-asian="italic" style:font-style-complex="italic"/>
    </style:style>
    <style:style style:name="T6_81" style:family="text">
      <style:text-properties fo:font-style="italic" style:font-style-asian="italic" style:font-style-complex="italic"/>
    </style:style>
    <style:style style:name="T6_82" style:family="text">
      <style:text-properties fo:font-style="italic" style:font-style-asian="italic" style:font-style-complex="italic"/>
    </style:style>
    <style:style style:name="T6_83" style:family="text">
      <style:text-properties fo:font-style="italic" style:font-style-asian="italic" style:font-style-complex="italic"/>
    </style:style>
    <style:style style:name="T6_84" style:family="text">
      <style:text-properties fo:font-style="italic" style:font-style-asian="italic" style:font-style-complex="italic"/>
    </style:style>
    <style:style style:name="T6_85" style:family="text">
      <style:text-properties fo:font-style="italic" style:font-style-asian="italic" style:font-style-complex="italic"/>
    </style:style>
    <style:style style:name="T6_86" style:family="text">
      <style:text-properties fo:font-style="italic" style:font-style-asian="italic" style:font-style-complex="italic"/>
    </style:style>
    <style:style style:name="T6_87" style:family="text">
      <style:text-properties fo:font-style="italic" style:font-style-asian="italic" style:font-style-complex="italic"/>
    </style:style>
    <style:style style:name="T6_88" style:family="text">
      <style:text-properties fo:font-style="italic" style:font-style-asian="italic" style:font-style-complex="italic"/>
    </style:style>
    <style:style style:name="T6_89" style:family="text">
      <style:text-properties fo:font-style="italic" style:font-style-asian="italic" style:font-style-complex="italic"/>
    </style:style>
    <style:style style:name="T6_90" style:family="text">
      <style:text-properties fo:font-style="italic" style:font-style-asian="italic" style:font-style-complex="italic"/>
    </style:style>
    <style:style style:name="T6_91" style:family="text">
      <style:text-properties fo:font-style="italic" style:font-style-asian="italic" style:font-style-complex="italic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34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35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36" style:family="text">
      <style:text-properties fo:font-style="italic" style:font-style-asian="italic" style:font-style-complex="italic"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style:text-underline-style="solid" style:text-underline-color="font-color"/>
    </style:style>
    <style:style style:name="T9_2" style:family="text">
      <style:text-properties style:text-underline-style="solid" style:text-underline-color="font-color"/>
    </style:style>
    <style:style style:name="T9_3" style:family="text">
      <style:text-properties style:text-underline-style="solid" style:text-underline-color="font-color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>
      <style:text-properties fo:font-style="italic" style:font-style-asian="italic" style:font-style-complex="italic"/>
    </style:style>
    <style:style style:name="T10_42" style:family="text">
      <style:text-properties fo:font-style="italic" style:font-style-asian="italic" style:font-style-complex="italic"/>
    </style:style>
    <style:style style:name="T10_43" style:family="text">
      <style:text-properties fo:font-style="italic" style:font-style-asian="italic" style:font-style-complex="italic"/>
    </style:style>
    <style:style style:name="T10_44" style:family="text">
      <style:text-properties fo:font-style="italic" style:font-style-asian="italic" style:font-style-complex="italic"/>
    </style:style>
    <style:style style:name="T10_45" style:family="text">
      <style:text-properties fo:font-style="italic" style:font-style-asian="italic" style:font-style-complex="italic"/>
    </style:style>
    <style:style style:name="T10_46" style:family="text">
      <style:text-properties fo:font-style="italic" style:font-style-asian="italic" style:font-style-complex="italic"/>
    </style:style>
    <style:style style:name="T10_47" style:family="text">
      <style:text-properties fo:font-style="italic" style:font-style-asian="italic" style:font-style-complex="italic"/>
    </style:style>
    <style:style style:name="T10_48" style:family="text">
      <style:text-properties fo:font-style="italic" style:font-style-asian="italic" style:font-style-complex="italic"/>
    </style:style>
    <style:style style:name="T10_49" style:family="text">
      <style:text-properties fo:font-style="italic" style:font-style-asian="italic" style:font-style-complex="italic"/>
    </style:style>
    <style:style style:name="T10_50" style:family="text">
      <style:text-properties fo:font-style="italic" style:font-style-asian="italic" style:font-style-complex="italic"/>
    </style:style>
    <style:style style:name="T10_51" style:family="text">
      <style:text-properties fo:font-style="italic" style:font-style-asian="italic" style:font-style-complex="italic"/>
    </style:style>
    <style:style style:name="T10_52" style:family="text">
      <style:text-properties fo:font-style="italic" style:font-style-asian="italic" style:font-style-complex="italic"/>
    </style:style>
    <style:style style:name="T10_53" style:family="text">
      <style:text-properties fo:font-style="italic" style:font-style-asian="italic" style:font-style-complex="italic"/>
    </style:style>
    <style:style style:name="T10_54" style:family="text">
      <style:text-properties fo:font-style="italic" style:font-style-asian="italic" style:font-style-complex="italic"/>
    </style:style>
    <style:style style:name="T10_55" style:family="text">
      <style:text-properties fo:font-style="italic" style:font-style-asian="italic" style:font-style-complex="italic"/>
    </style:style>
    <style:style style:name="T10_56" style:family="text">
      <style:text-properties fo:font-style="italic" style:font-style-asian="italic" style:font-style-complex="italic"/>
    </style:style>
    <style:style style:name="T10_57" style:family="text">
      <style:text-properties fo:font-style="italic" style:font-style-asian="italic" style:font-style-complex="italic"/>
    </style:style>
    <style:style style:name="T10_58" style:family="text">
      <style:text-properties fo:font-style="italic" style:font-style-asian="italic" style:font-style-complex="italic"/>
    </style:style>
    <style:style style:name="T10_59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>
      <style:text-properties fo:font-style="italic" style:font-style-asian="italic" style:font-style-complex="italic"/>
    </style:style>
    <style:style style:name="T12_36" style:family="text">
      <style:text-properties fo:font-style="italic" style:font-style-asian="italic" style:font-style-complex="italic"/>
    </style:style>
    <style:style style:name="T12_37" style:family="text">
      <style:text-properties fo:font-style="italic" style:font-style-asian="italic" style:font-style-complex="italic"/>
    </style:style>
    <style:style style:name="T12_38" style:family="text">
      <style:text-properties fo:font-style="italic" style:font-style-asian="italic" style:font-style-complex="italic"/>
    </style:style>
    <style:style style:name="T12_39" style:family="text">
      <style:text-properties fo:font-style="italic" style:font-style-asian="italic" style:font-style-complex="italic"/>
    </style:style>
    <style:style style:name="T12_40" style:family="text">
      <style:text-properties fo:font-style="italic" style:font-style-asian="italic" style:font-style-complex="italic"/>
    </style:style>
    <style:style style:name="T12_41" style:family="text">
      <style:text-properties fo:font-style="italic" style:font-style-asian="italic" style:font-style-complex="italic"/>
    </style:style>
    <style:style style:name="T12_42" style:family="text">
      <style:text-properties fo:font-style="italic" style:font-style-asian="italic" style:font-style-complex="italic"/>
    </style:style>
    <style:style style:name="T12_43" style:family="text">
      <style:text-properties fo:font-style="italic" style:font-style-asian="italic" style:font-style-complex="italic"/>
    </style:style>
    <style:style style:name="T12_44" style:family="text">
      <style:text-properties fo:font-style="italic" style:font-style-asian="italic" style:font-style-complex="italic"/>
    </style:style>
    <style:style style:name="T12_45" style:family="text">
      <style:text-properties fo:font-style="italic" style:font-style-asian="italic" style:font-style-complex="italic"/>
    </style:style>
    <style:style style:name="T12_46" style:family="text">
      <style:text-properties fo:font-style="italic" style:font-style-asian="italic" style:font-style-complex="italic"/>
    </style:style>
    <style:style style:name="T12_47" style:family="text">
      <style:text-properties fo:font-style="italic" style:font-style-asian="italic" style:font-style-complex="italic"/>
    </style:style>
    <style:style style:name="T12_48" style:family="text">
      <style:text-properties fo:font-style="italic" style:font-style-asian="italic" style:font-style-complex="italic"/>
    </style:style>
    <style:style style:name="T12_49" style:family="text">
      <style:text-properties fo:font-style="italic" style:font-style-asian="italic" style:font-style-complex="italic"/>
    </style:style>
    <style:style style:name="T12_50" style:family="text">
      <style:text-properties fo:font-style="italic" style:font-style-asian="italic" style:font-style-complex="italic"/>
    </style:style>
    <style:style style:name="T12_51" style:family="text">
      <style:text-properties fo:font-style="italic" style:font-style-asian="italic" style:font-style-complex="italic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P16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style:text-underline-style="solid" style:text-underline-color="font-color"/>
    </style:style>
    <style:style style:name="T18_2" style:family="text">
      <style:text-properties style:text-underline-style="solid" style:text-underline-color="font-color"/>
    </style:style>
    <style:style style:name="T18_3" style:family="text">
      <style:text-properties style:text-underline-style="solid" style:text-underline-color="font-color"/>
    </style:style>
    <style:style style:name="T18_4" style:family="text">
      <style:text-properties style:text-underline-style="solid" style:text-underline-color="font-color"/>
    </style:style>
    <style:style style:name="T18_5" style:family="text">
      <style:text-properties style:text-underline-style="solid" style:text-underline-color="font-color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P21" style:family="paragraph" style:parent-style-name="Standard">
      <style:paragraph-properties fo:break-before="auto" fo:line-height="115%" fo:margin-top="0cm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fo:margin-top="0cm" fo:margin-bottom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P28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Phone</text:span><text:span text:style-name="T1_2"><text:s/></text:span><text:span text:style-name="T1_3">Project</text:span><text:span text:style-name="T1_4"><text:s/></text:span><text:span text:style-name="T1_5">Specs</text:span></text:p>
      <text:p text:style-name="P2"/>
      <text:p text:style-name="P3"><text:span text:style-name="T3_1">Your</text:span><text:span text:style-name="T3_2"><text:s/></text:span><text:span text:style-name="T3_3">objective</text:span><text:span text:style-name="T3_4"><text:s/></text:span><text:span text:style-name="T3_5">is</text:span><text:span text:style-name="T3_6"><text:s/></text:span><text:span text:style-name="T3_7">to</text:span><text:span text:style-name="T3_8"><text:s/></text:span><text:span text:style-name="T3_9">create</text:span><text:span text:style-name="T3_10"><text:s/></text:span><text:span text:style-name="T3_11">a</text:span><text:span text:style-name="T3_12"><text:s/></text:span><text:span text:style-name="T3_13">phone</text:span><text:span text:style-name="T3_14"><text:s/></text:span><text:span text:style-name="T3_15">project</text:span><text:span text:style-name="T3_16"><text:s/></text:span><text:span text:style-name="T3_17">that</text:span><text:span text:style-name="T3_18"><text:s/></text:span><text:span text:style-name="T3_19">has</text:span><text:span text:style-name="T3_20"><text:s/></text:span><text:span text:style-name="T3_21">a</text:span><text:span text:style-name="T3_22"><text:s/></text:span><text:span text:style-name="T3_23">couple</text:span><text:span text:style-name="T3_24"><text:s/></text:span><text:span text:style-name="T3_25">programs</text:span><text:span text:style-name="T3_26">/</text:span><text:span text:style-name="T3_27">apps</text:span><text:span text:style-name="T3_28">.<text:s/></text:span><text:span text:style-name="T3_29">You</text:span><text:span text:style-name="T3_30">’</text:span><text:span text:style-name="T3_31">ll</text:span><text:span text:style-name="T3_32"><text:s/></text:span><text:span text:style-name="T3_33">focus</text:span><text:span text:style-name="T3_34"><text:s/></text:span><text:span text:style-name="T3_35">on</text:span><text:span text:style-name="T3_36"><text:s/></text:span><text:span text:style-name="T3_37">using</text:span><text:span text:style-name="T3_38"><text:s/></text:span><text:span text:style-name="T3_39">classes</text:span><text:span text:style-name="T3_40">,<text:s/></text:span><text:span text:style-name="T3_41">separate</text:span><text:span text:style-name="T3_42"><text:s/></text:span><text:span text:style-name="T3_43">files</text:span><text:span text:style-name="T3_44"><text:s/></text:span><text:span text:style-name="T3_45">as</text:span><text:span text:style-name="T3_46"><text:s/></text:span><text:span text:style-name="T3_47">modules</text:span><text:span text:style-name="T3_48">,<text:s/></text:span><text:span text:style-name="T3_49">and</text:span><text:span text:style-name="T3_50"><text:s/></text:span><text:span text:style-name="T3_51">APIs</text:span><text:span text:style-name="T3_52">.<text:s/></text:span><text:span text:style-name="T3_53">Your</text:span><text:span text:style-name="T3_54"><text:s/></text:span><text:span text:style-name="T3_55">project</text:span><text:span text:style-name="T3_56"><text:s/></text:span><text:span text:style-name="T3_57">will</text:span><text:span text:style-name="T3_58"><text:s/></text:span><text:span text:style-name="T3_59">have</text:span><text:span text:style-name="T3_60"><text:s/></text:span><text:span text:style-name="T3_61">multiple</text:span><text:span text:style-name="T3_62"><text:s/></text:span><text:span text:style-name="T3_63">files</text:span><text:span text:style-name="T3_64"><text:s/></text:span><text:span text:style-name="T3_65">and</text:span><text:span text:style-name="T3_66"><text:s/></text:span><text:span text:style-name="T3_67">should</text:span><text:span text:style-name="T3_68"><text:s/></text:span><text:span text:style-name="T3_69">be</text:span><text:span text:style-name="T3_70"><text:s/></text:span><text:span text:style-name="T3_71">well</text:span><text:span text:style-name="T3_72"><text:s/></text:span><text:span text:style-name="T3_73">organized</text:span><text:span text:style-name="T3_74">.<text:s/></text:span><text:span text:style-name="T3_75">Mostly</text:span><text:span text:style-name="T3_76"><text:s/></text:span><text:span text:style-name="T3_77">likely</text:span><text:span text:style-name="T3_78"><text:s/></text:span><text:span text:style-name="T3_79">you</text:span><text:span text:style-name="T3_80"><text:s/></text:span><text:span text:style-name="T3_81">will</text:span><text:span text:style-name="T3_82"><text:s/></text:span><text:span text:style-name="T3_83">not</text:span><text:span text:style-name="T3_84"><text:s/></text:span><text:span text:style-name="T3_85">be</text:span><text:span text:style-name="T3_86"><text:s/></text:span><text:span text:style-name="T3_87">able</text:span><text:span text:style-name="T3_88"><text:s/></text:span><text:span text:style-name="T3_89">to</text:span><text:span text:style-name="T3_90"><text:s/></text:span><text:span text:style-name="T3_91">finish</text:span><text:span text:style-name="T3_92"><text:s/></text:span><text:span text:style-name="T3_93">this</text:span><text:span text:style-name="T3_94"><text:s/></text:span><text:span text:style-name="T3_95">project</text:span><text:span text:style-name="T3_96"><text:s/></text:span><text:span text:style-name="T3_97">today</text:span><text:span text:style-name="T3_98">.<text:s/></text:span><text:span text:style-name="T3_99">The</text:span><text:span text:style-name="T3_100"><text:s/></text:span><text:span text:style-name="T3_101">most</text:span><text:span text:style-name="T3_102"><text:s/></text:span><text:span text:style-name="T3_103">important</text:span><text:span text:style-name="T3_104"><text:s/></text:span><text:span text:style-name="T3_105">part</text:span><text:span text:style-name="T3_106"><text:s/></text:span><text:span text:style-name="T3_107">is</text:span><text:span text:style-name="T3_108"><text:s/></text:span><text:span text:style-name="T3_109">to</text:span><text:span text:style-name="T3_110"><text:s/></text:span><text:span text:style-name="T3_111">try</text:span><text:span text:style-name="T3_112"><text:s/></text:span><text:span text:style-name="T3_113">to</text:span><text:span text:style-name="T3_114"><text:s/></text:span><text:span text:style-name="T3_115">get</text:span><text:span text:style-name="T3_116"><text:s/></text:span><text:span text:style-name="T3_117">all</text:span><text:span text:style-name="T3_118"><text:s/></text:span><text:span text:style-name="T3_119">the</text:span><text:span text:style-name="T3_120"><text:s/></text:span><text:span text:style-name="T3_121">main</text:span><text:span text:style-name="T3_122"><text:s/></text:span><text:span text:style-name="T3_123">components</text:span><text:span text:style-name="T3_124"><text:s/></text:span><text:span text:style-name="T3_125">in</text:span><text:span text:style-name="T3_126"><text:s/></text:span><text:span text:style-name="T3_127">place</text:span><text:span text:style-name="T3_128"><text:s/></text:span><text:span text:style-name="T3_129">so</text:span><text:span text:style-name="T3_130"><text:s/></text:span><text:span text:style-name="T3_131">you</text:span><text:span text:style-name="T3_132"><text:s/></text:span><text:span text:style-name="T3_133">can</text:span><text:span text:style-name="T3_134"><text:s/></text:span><text:span text:style-name="T3_135">see</text:span><text:span text:style-name="T3_136"><text:s/></text:span><text:span text:style-name="T3_137">what</text:span><text:span text:style-name="T3_138"><text:s/></text:span><text:span text:style-name="T3_139">it</text:span><text:span text:style-name="T3_140">’</text:span><text:span text:style-name="T3_141">s</text:span><text:span text:style-name="T3_142"><text:s/></text:span><text:span text:style-name="T3_143">like</text:span><text:span text:style-name="T3_144"><text:s/></text:span><text:span text:style-name="T3_145">to</text:span><text:span text:style-name="T3_146"><text:s/></text:span><text:span text:style-name="T3_147">build</text:span><text:span text:style-name="T3_148"><text:s/></text:span><text:span text:style-name="T3_149">a</text:span><text:span text:style-name="T3_150"><text:s/></text:span><text:span text:style-name="T3_151">more</text:span><text:span text:style-name="T3_152"><text:s/></text:span><text:span text:style-name="T3_153">complex</text:span><text:span text:style-name="T3_154"><text:s/></text:span><text:span text:style-name="T3_155">project</text:span><text:span text:style-name="T3_156">.<text:s/></text:span><text:span text:style-name="T3_157">Make</text:span><text:span text:style-name="T3_158"><text:s/></text:span><text:span text:style-name="T3_159">use</text:span><text:span text:style-name="T3_160"><text:s/></text:span><text:span text:style-name="T3_161">of</text:span><text:span text:style-name="T3_162"><text:s/></text:span><text:span text:style-name="T3_163">all</text:span><text:span text:style-name="T3_164"><text:s/></text:span><text:span text:style-name="T3_165">your</text:span><text:span text:style-name="T3_166"><text:s/></text:span><text:span text:style-name="T3_167">resources</text:span><text:span text:style-name="T3_168">:<text:s/></text:span><text:span text:style-name="T3_169">lecture</text:span><text:span text:style-name="T3_170"><text:s/></text:span><text:span text:style-name="T3_171">notes</text:span><text:span text:style-name="T3_172">,<text:s/></text:span><text:span text:style-name="T3_173">documentation</text:span><text:span text:style-name="T3_174">,<text:s/></text:span><text:span text:style-name="T3_175">Google</text:span><text:span text:style-name="T3_176">,<text:s/></text:span><text:span text:style-name="T3_177">and</text:span><text:span text:style-name="T3_178"><text:s/></text:span><text:span text:style-name="T3_179">your</text:span><text:span text:style-name="T3_180"><text:s/></text:span><text:span text:style-name="T3_181">peers</text:span><text:span text:style-name="T3_182">!</text:span></text:p>
      <text:p text:style-name="P4"/>
      <text:p text:style-name="P5"/>
      <text:p text:style-name="P6"><text:span text:style-name="T6_1">Your</text:span><text:span text:style-name="T6_2"><text:s/></text:span><text:span text:style-name="T6_3">phone</text:span><text:span text:style-name="T6_4"><text:s/></text:span><text:span text:style-name="T6_5">program</text:span><text:span text:style-name="T6_6"><text:s/></text:span><text:span text:style-name="T6_7">will</text:span><text:span text:style-name="T6_8"><text:s/></text:span><text:span text:style-name="T6_9">be</text:span><text:span text:style-name="T6_10"><text:s/></text:span><text:span text:style-name="T6_11">your</text:span><text:span text:style-name="T6_12"><text:s/></text:span><text:span text:style-name="T6_13">project</text:span><text:span text:style-name="T6_14">’</text:span><text:span text:style-name="T6_15">s</text:span><text:span text:style-name="T6_16"><text:s/></text:span><text:span text:style-name="T6_17">main</text:span><text:span text:style-name="T6_18"><text:s/></text:span><text:span text:style-name="T6_19">entry</text:span><text:span text:style-name="T6_20"><text:s/></text:span><text:span text:style-name="T6_21">point</text:span><text:span text:style-name="T6_22">.<text:s/></text:span><text:span text:style-name="T6_23">From</text:span><text:span text:style-name="T6_24"><text:s/></text:span><text:span text:style-name="T6_25">there</text:span><text:span text:style-name="T6_26"><text:s/></text:span><text:span text:style-name="T6_27">it</text:span><text:span text:style-name="T6_28"><text:s/></text:span><text:span text:style-name="T6_29">can</text:span><text:span text:style-name="T6_30"><text:s/></text:span><text:span text:style-name="T6_31">make</text:span><text:span text:style-name="T6_32"><text:s/></text:span><text:span text:style-name="T6_33">use</text:span><text:span text:style-name="T6_34"><text:s/></text:span><text:span text:style-name="T6_35">of</text:span><text:span text:style-name="T6_36"><text:s/></text:span><text:span text:style-name="T6_37">two</text:span><text:span text:style-name="T6_38"><text:s/></text:span><text:span text:style-name="T6_39">programs</text:span><text:span text:style-name="T6_40"><text:s/></text:span><text:span text:style-name="T6_41">that</text:span><text:span text:style-name="T6_42"><text:s/></text:span><text:span text:style-name="T6_43">you</text:span><text:span text:style-name="T6_44"><text:s/></text:span><text:span text:style-name="T6_45">will</text:span><text:span text:style-name="T6_46"><text:s/></text:span><text:span text:style-name="T6_47">also</text:span><text:span text:style-name="T6_48"><text:s/></text:span><text:span text:style-name="T6_49">create</text:span><text:span text:style-name="T6_50">:<text:s/></text:span><text:span text:style-name="T6_51">a</text:span><text:span text:style-name="T6_52"><text:s/></text:span><text:span text:style-name="T6_53">contact</text:span><text:span text:style-name="T6_54">_</text:span><text:span text:style-name="T6_55">manager</text:span><text:span text:style-name="T6_56"><text:s/></text:span><text:span text:style-name="T6_57">and</text:span><text:span text:style-name="T6_58"><text:s/></text:span><text:span text:style-name="T6_59">an</text:span><text:span text:style-name="T6_60"><text:s/></text:span><text:span text:style-name="T6_61">alarm</text:span><text:span text:style-name="T6_62">_</text:span><text:span text:style-name="T6_63">clock</text:span><text:span text:style-name="T6_64">_</text:span><text:span text:style-name="T6_65">manager</text:span><text:span text:style-name="T6_66">.<text:s/></text:span><text:span text:style-name="T6_67">(</text:span><text:span text:style-name="T6_68">Think</text:span><text:span text:style-name="T6_69"><text:s/></text:span><text:span text:style-name="T6_70">your</text:span><text:span text:style-name="T6_71"><text:s/></text:span><text:span text:style-name="T6_72">Contacts</text:span><text:span text:style-name="T6_73"><text:s/></text:span><text:span text:style-name="T6_74">app</text:span><text:span text:style-name="T6_75"><text:s/></text:span><text:span text:style-name="T6_76">and</text:span><text:span text:style-name="T6_77"><text:s/></text:span><text:span text:style-name="T6_78">your</text:span><text:span text:style-name="T6_79"><text:s/></text:span><text:span text:style-name="T6_80">Alarm</text:span><text:span text:style-name="T6_81"><text:s/></text:span><text:span text:style-name="T6_82">Clock</text:span><text:span text:style-name="T6_83"><text:s/></text:span><text:span text:style-name="T6_84">app</text:span><text:span text:style-name="T6_85"><text:s/></text:span><text:span text:style-name="T6_86">on</text:span><text:span text:style-name="T6_87"><text:s/></text:span><text:span text:style-name="T6_88">your</text:span><text:span text:style-name="T6_89"><text:s/></text:span><text:span text:style-name="T6_90">phones</text:span><text:span text:style-name="T6_91">.)</text:span></text:p>
      <text:p text:style-name="P7"><text:span text:style-name="T7_1">For</text:span><text:span text:style-name="T7_2"><text:s/></text:span><text:span text:style-name="T7_3">this</text:span><text:span text:style-name="T7_4"><text:s/></text:span><text:span text:style-name="T7_5">exercise</text:span><text:span text:style-name="T7_6">,<text:s/></text:span><text:span text:style-name="T7_7">assume</text:span><text:span text:style-name="T7_8"><text:s/></text:span><text:span text:style-name="T7_9">that</text:span><text:span text:style-name="T7_10"><text:s/></text:span><text:span text:style-name="T7_11">you</text:span><text:span text:style-name="T7_12"><text:s/></text:span><text:span text:style-name="T7_13">cannot</text:span><text:span text:style-name="T7_14"><text:s/></text:span><text:span text:style-name="T7_15">have</text:span><text:span text:style-name="T7_16"><text:s/></text:span><text:span text:style-name="T7_17">a</text:span><text:span text:style-name="T7_18"><text:s/></text:span><text:span text:style-name="T7_19">duplicate</text:span><text:span text:style-name="T7_20"><text:s/></text:span><text:span text:style-name="T7_21">contact</text:span><text:span text:style-name="T7_22"><text:s/></text:span><text:span text:style-name="T7_23">with</text:span><text:span text:style-name="T7_24"><text:s/></text:span><text:span text:style-name="T7_25">the</text:span><text:span text:style-name="T7_26"><text:s/></text:span><text:span text:style-name="T7_27">same</text:span><text:span text:style-name="T7_28"><text:s/></text:span><text:span text:style-name="T7_29">first</text:span><text:span text:style-name="T7_30"><text:s/></text:span><text:span text:style-name="T7_31">and</text:span><text:span text:style-name="T7_32"><text:s/></text:span><text:span text:style-name="T7_33">last</text:span><text:span text:style-name="T7_34"><text:s/></text:span><text:span text:style-name="T7_35">name</text:span><text:span text:style-name="T7_36">.</text:span></text:p>
      <text:p text:style-name="P8"/>
      <text:p text:style-name="P9"><text:span text:style-name="T9_1">Contact</text:span><text:span text:style-name="T9_2"><text:s/></text:span><text:span text:style-name="T9_3">Manager</text:span></text:p>
      <text:list text:style-name="LS1" xml:id="list0">
        <text:list-item>
          <text:p text:style-name="P10"><text:span text:style-name="T10_1">Your</text:span><text:span text:style-name="T10_2"><text:s/></text:span><text:span text:style-name="T10_3">contact</text:span><text:span text:style-name="T10_4">_</text:span><text:span text:style-name="T10_5">manager</text:span><text:span text:style-name="T10_6"><text:s/></text:span><text:span text:style-name="T10_7">program</text:span><text:span text:style-name="T10_8"><text:s/></text:span><text:span text:style-name="T10_9">will</text:span><text:span text:style-name="T10_10"><text:s/></text:span><text:span text:style-name="T10_11">make</text:span><text:span text:style-name="T10_12"><text:s/></text:span><text:span text:style-name="T10_13">use</text:span><text:span text:style-name="T10_14"><text:s/></text:span><text:span text:style-name="T10_15">the</text:span><text:span text:style-name="T10_16"><text:s/></text:span><text:span text:style-name="T10_17">contact</text:span><text:span text:style-name="T10_18"><text:s/></text:span><text:span text:style-name="T10_19">class</text:span><text:span text:style-name="T10_20">,<text:s/></text:span><text:span text:style-name="T10_21">which</text:span><text:span text:style-name="T10_22"><text:s/></text:span><text:span text:style-name="T10_23">you</text:span><text:span text:style-name="T10_24"><text:s/></text:span><text:span text:style-name="T10_25">may</text:span><text:span text:style-name="T10_26"><text:s/></text:span><text:span text:style-name="T10_27">have</text:span><text:span text:style-name="T10_28"><text:s/></text:span><text:span text:style-name="T10_29">already</text:span><text:span text:style-name="T10_30"><text:s/></text:span><text:span text:style-name="T10_31">created</text:span><text:span text:style-name="T10_32"><text:s/></text:span><text:span text:style-name="T10_33">from</text:span><text:span text:style-name="T10_34"><text:s/></text:span><text:span text:style-name="T10_35">the</text:span><text:span text:style-name="T10_36"><text:s/></text:span><text:span text:style-name="T10_37">previous</text:span><text:span text:style-name="T10_38"><text:s/></text:span><text:span text:style-name="T10_39">lesson</text:span><text:span text:style-name="T10_40">.<text:s/>(</text:span><text:span text:style-name="T10_41">Take</text:span><text:span text:style-name="T10_42"><text:s/></text:span><text:span text:style-name="T10_43">a</text:span><text:span text:style-name="T10_44"><text:s/></text:span><text:span text:style-name="T10_45">look</text:span><text:span text:style-name="T10_46"><text:s/></text:span><text:span text:style-name="T10_47">at</text:span><text:span text:style-name="T10_48"><text:s/></text:span><text:span text:style-name="T10_49">your</text:span><text:span text:style-name="T10_50"><text:s/></text:span><text:span text:style-name="T10_51">phone</text:span><text:span text:style-name="T10_52"><text:s/></text:span><text:span text:style-name="T10_53">as</text:span><text:span text:style-name="T10_54"><text:s/></text:span><text:span text:style-name="T10_55">a</text:span><text:span text:style-name="T10_56"><text:s/></text:span><text:span text:style-name="T10_57">model</text:span><text:span text:style-name="T10_58">.</text:span><text:span text:style-name="T10_59">)</text:span></text:p>
        </text:list-item>
        <text:list-item>
          <text:p text:style-name="P11"><text:span text:style-name="T11_1">Update</text:span><text:span text:style-name="T11_2"><text:s/></text:span><text:span text:style-name="T11_3">your</text:span><text:span text:style-name="T11_4"><text:s/></text:span><text:span text:style-name="T11_5">contact</text:span><text:span text:style-name="T11_6"><text:s/>__</text:span><text:span text:style-name="T11_7">init</text:span><text:span text:style-name="T11_8">__<text:s/></text:span><text:span text:style-name="T11_9">function</text:span><text:span text:style-name="T11_10"><text:s/></text:span><text:span text:style-name="T11_11">to</text:span><text:span text:style-name="T11_12"><text:s/></text:span><text:span text:style-name="T11_13">take</text:span><text:span text:style-name="T11_14"><text:s/></text:span><text:span text:style-name="T11_15">all</text:span><text:span text:style-name="T11_16"><text:s/></text:span><text:span text:style-name="T11_17">the</text:span><text:span text:style-name="T11_18"><text:s/></text:span><text:span text:style-name="T11_19">potential</text:span><text:span text:style-name="T11_20"><text:s/></text:span><text:span text:style-name="T11_21">optional</text:span><text:span text:style-name="T11_22"><text:s/></text:span><text:span text:style-name="T11_23">parameters</text:span><text:span text:style-name="T11_24"><text:s/></text:span><text:span text:style-name="T11_25">it</text:span><text:span text:style-name="T11_26"><text:s/></text:span><text:span text:style-name="T11_27">might</text:span><text:span text:style-name="T11_28"><text:s/></text:span><text:span text:style-name="T11_29">need</text:span><text:span text:style-name="T11_30">.<text:s/></text:span><text:span text:style-name="T11_31">Ie</text:span><text:span text:style-name="T11_32">,<text:s/></text:span><text:span text:style-name="T11_33">mobile</text:span><text:span text:style-name="T11_34">_</text:span><text:span text:style-name="T11_35">phone</text:span><text:span text:style-name="T11_36">,<text:s/></text:span><text:span text:style-name="T11_37">email</text:span><text:span text:style-name="T11_38">,<text:s/></text:span><text:span text:style-name="T11_39">twitter</text:span><text:span text:style-name="T11_40">_</text:span><text:span text:style-name="T11_41">handle</text:span><text:span text:style-name="T11_42">,<text:s/></text:span><text:span text:style-name="T11_43">etc</text:span><text:span text:style-name="T11_44">.</text:span></text:p>
        </text:list-item>
        <text:list-item>
          <text:p text:style-name="P12"><text:span text:style-name="T12_1">Your</text:span><text:span text:style-name="T12_2"><text:s/></text:span><text:span text:style-name="T12_3">contact</text:span><text:span text:style-name="T12_4"><text:s/></text:span><text:span text:style-name="T12_5">class</text:span><text:span text:style-name="T12_6"><text:s/></text:span><text:span text:style-name="T12_7">should</text:span><text:span text:style-name="T12_8"><text:s/></text:span><text:span text:style-name="T12_9">have</text:span><text:span text:style-name="T12_10"><text:s/></text:span><text:span text:style-name="T12_11">the</text:span><text:span text:style-name="T12_12"><text:s/></text:span><text:span text:style-name="T12_13">ability</text:span><text:span text:style-name="T12_14"><text:s/></text:span><text:span text:style-name="T12_15">to</text:span><text:span text:style-name="T12_16"><text:s/></text:span><text:span text:style-name="T12_17">send</text:span><text:span text:style-name="T12_18"><text:s/></text:span><text:span text:style-name="T12_19">a</text:span><text:span text:style-name="T12_20"><text:s/></text:span><text:span text:style-name="T12_21">tweet</text:span><text:span text:style-name="T12_22"><text:s/></text:span><text:span text:style-name="T12_23">or</text:span><text:span text:style-name="T12_24"><text:s/></text:span><text:span text:style-name="T12_25">send</text:span><text:span text:style-name="T12_26"><text:s/></text:span><text:span text:style-name="T12_27">a</text:span><text:span text:style-name="T12_28"><text:s/></text:span><text:span text:style-name="T12_29">text</text:span><text:span text:style-name="T12_30"><text:s/></text:span><text:span text:style-name="T12_31">or</text:span><text:span text:style-name="T12_32"><text:s/></text:span><text:span text:style-name="T12_33">both</text:span><text:span text:style-name="T12_34">!<text:s/></text:span><text:span text:style-name="T12_35">(</text:span><text:span text:style-name="T12_36">Check</text:span><text:span text:style-name="T12_37"><text:s/></text:span><text:span text:style-name="T12_38">out</text:span><text:span text:style-name="T12_39"><text:s/></text:span><text:span text:style-name="T12_40">the</text:span><text:span text:style-name="T12_41"><text:s/></text:span><text:span text:style-name="T12_42">Twilio</text:span><text:span text:style-name="T12_43"><text:s/></text:span><text:span text:style-name="T12_44">API</text:span><text:span text:style-name="T12_45"><text:s/></text:span><text:span text:style-name="T12_46">for</text:span><text:span text:style-name="T12_47"><text:s/></text:span><text:span text:style-name="T12_48">sending</text:span><text:span text:style-name="T12_49"><text:s/></text:span><text:span text:style-name="T12_50">texts</text:span><text:span text:style-name="T12_51">.)<text:s/></text:span></text:p>
        </text:list-item>
        <text:list-item>
          <text:p text:style-name="P13"><text:span text:style-name="T13_1">Bonus</text:span><text:span text:style-name="T13_2"><text:s/></text:span><text:span text:style-name="T13_3">Challenge</text:span><text:span text:style-name="T13_4"><text:s/></text:span></text:p>
          <text:list>
            <text:list-item>
              <text:p text:style-name="P14"><text:span text:style-name="T14_1">You</text:span><text:span text:style-name="T14_2"><text:s/></text:span><text:span text:style-name="T14_3">should</text:span><text:span text:style-name="T14_4"><text:s/></text:span><text:span text:style-name="T14_5">be</text:span><text:span text:style-name="T14_6"><text:s/></text:span><text:span text:style-name="T14_7">able</text:span><text:span text:style-name="T14_8"><text:s/></text:span><text:span text:style-name="T14_9">to</text:span><text:span text:style-name="T14_10"><text:s/></text:span><text:span text:style-name="T14_11">write</text:span><text:span text:style-name="T14_12"><text:s/></text:span><text:span text:style-name="T14_13">contacts</text:span><text:span text:style-name="T14_14"><text:s/></text:span><text:span text:style-name="T14_15">to</text:span><text:span text:style-name="T14_16"><text:s/></text:span><text:span text:style-name="T14_17">a</text:span><text:span text:style-name="T14_18"><text:s/></text:span><text:span text:style-name="T14_19">text</text:span><text:span text:style-name="T14_20"><text:s/></text:span><text:span text:style-name="T14_21">file</text:span><text:span text:style-name="T14_22">.<text:s/></text:span></text:p>
            </text:list-item>
            <text:list-item>
              <text:p text:style-name="P15"><text:span text:style-name="T15_1">You</text:span><text:span text:style-name="T15_2"><text:s/></text:span><text:span text:style-name="T15_3">should</text:span><text:span text:style-name="T15_4"><text:s/></text:span><text:span text:style-name="T15_5">also</text:span><text:span text:style-name="T15_6"><text:s/></text:span><text:span text:style-name="T15_7">be</text:span><text:span text:style-name="T15_8"><text:s/></text:span><text:span text:style-name="T15_9">able</text:span><text:span text:style-name="T15_10"><text:s/></text:span><text:span text:style-name="T15_11">to</text:span><text:span text:style-name="T15_12"><text:s/></text:span><text:span text:style-name="T15_13">read</text:span><text:span text:style-name="T15_14"><text:s/></text:span><text:span text:style-name="T15_15">contacts</text:span><text:span text:style-name="T15_16"><text:s/></text:span><text:span text:style-name="T15_17">from</text:span><text:span text:style-name="T15_18"><text:s/></text:span><text:span text:style-name="T15_19">a</text:span><text:span text:style-name="T15_20"><text:s/></text:span><text:span text:style-name="T15_21">text</text:span><text:span text:style-name="T15_22"><text:s/></text:span><text:span text:style-name="T15_23">file</text:span><text:span text:style-name="T15_24"><text:s/></text:span><text:span text:style-name="T15_25">when</text:span><text:span text:style-name="T15_26"><text:s/></text:span><text:span text:style-name="T15_27">your</text:span><text:span text:style-name="T15_28"><text:s/></text:span><text:span text:style-name="T15_29">program</text:span><text:span text:style-name="T15_30"><text:s/></text:span><text:span text:style-name="T15_31">starts</text:span><text:span text:style-name="T15_32"><text:s/></text:span><text:span text:style-name="T15_33">up</text:span><text:span text:style-name="T15_34">.</text:span></text:p>
            </text:list-item>
          </text:list>
        </text:list-item>
      </text:list>
      <text:p text:style-name="P16"/>
      <text:p text:style-name="P17"/>
      <text:p text:style-name="P18"><text:span text:style-name="T18_1">Alarm</text:span><text:span text:style-name="T18_2"><text:s/></text:span><text:span text:style-name="T18_3">Clock</text:span><text:span text:style-name="T18_4"><text:s/></text:span><text:span text:style-name="T18_5">Manager</text:span></text:p>
      <text:list text:style-name="LS2" xml:id="list6">
        <text:list-item>
          <text:p text:style-name="P19"><text:span text:style-name="T19_1">Your</text:span><text:span text:style-name="T19_2"><text:s/></text:span><text:span text:style-name="T19_3">alarm</text:span><text:span text:style-name="T19_4">_</text:span><text:span text:style-name="T19_5">clock</text:span><text:span text:style-name="T19_6">_</text:span><text:span text:style-name="T19_7">manager</text:span><text:span text:style-name="T19_8"><text:s/></text:span><text:span text:style-name="T19_9">will</text:span><text:span text:style-name="T19_10"><text:s/></text:span><text:span text:style-name="T19_11">need</text:span><text:span text:style-name="T19_12"><text:s/></text:span><text:span text:style-name="T19_13">an</text:span><text:span text:style-name="T19_14"><text:s/></text:span><text:span text:style-name="T19_15">alarm</text:span><text:span text:style-name="T19_16">_</text:span><text:span text:style-name="T19_17">clock</text:span><text:span text:style-name="T19_18"><text:s/></text:span><text:span text:style-name="T19_19">class</text:span><text:span text:style-name="T19_20">.<text:s/></text:span></text:p>
        </text:list-item>
        <text:list-item>
          <text:p text:style-name="P20"><text:span text:style-name="T20_1">Create</text:span><text:span text:style-name="T20_2"><text:s/></text:span><text:span text:style-name="T20_3">the</text:span><text:span text:style-name="T20_4"><text:s/></text:span><text:span text:style-name="T20_5">alarm</text:span><text:span text:style-name="T20_6"><text:s/></text:span><text:span text:style-name="T20_7">clock</text:span><text:span text:style-name="T20_8"><text:s/></text:span><text:span text:style-name="T20_9">class</text:span><text:span text:style-name="T20_10"><text:s/></text:span><text:span text:style-name="T20_11">to</text:span><text:span text:style-name="T20_12"><text:s/></text:span><text:span text:style-name="T20_13">have</text:span><text:span text:style-name="T20_14"><text:s/></text:span><text:span text:style-name="T20_15">the</text:span><text:span text:style-name="T20_16"><text:s/></text:span><text:span text:style-name="T20_17">appropriate</text:span><text:span text:style-name="T20_18"><text:s/></text:span><text:span text:style-name="T20_19">attributes</text:span><text:span text:style-name="T20_20"><text:s/></text:span><text:span text:style-name="T20_21">and</text:span><text:span text:style-name="T20_22"><text:s/></text:span><text:span text:style-name="T20_23">methods</text:span><text:span text:style-name="T20_24">.<text:s/></text:span><text:span text:style-name="T20_25">Use</text:span><text:span text:style-name="T20_26"><text:s/></text:span><text:span text:style-name="T20_27">your</text:span><text:span text:style-name="T20_28"><text:s/></text:span><text:span text:style-name="T20_29">phone</text:span><text:span text:style-name="T20_30"><text:s/></text:span><text:span text:style-name="T20_31">as</text:span><text:span text:style-name="T20_32"><text:s/></text:span><text:span text:style-name="T20_33">an</text:span><text:span text:style-name="T20_34"><text:s/></text:span><text:span text:style-name="T20_35">example</text:span><text:span text:style-name="T20_36"><text:s/></text:span><text:span text:style-name="T20_37">to</text:span><text:span text:style-name="T20_38"><text:s/></text:span><text:span text:style-name="T20_39">help</text:span><text:span text:style-name="T20_40"><text:s/></text:span><text:span text:style-name="T20_41">you</text:span><text:span text:style-name="T20_42"><text:s/></text:span><text:span text:style-name="T20_43">model</text:span><text:span text:style-name="T20_44"><text:s/></text:span><text:span text:style-name="T20_45">this</text:span><text:span text:style-name="T20_46"><text:s/></text:span><text:span text:style-name="T20_47">class</text:span><text:span text:style-name="T20_48">.</text:span></text:p>
        </text:list-item>
        <text:list-item>
          <text:p text:style-name="P21"><text:span text:style-name="T21_1">Try</text:span><text:span text:style-name="T21_2"><text:s/></text:span><text:span text:style-name="T21_3">figuring</text:span><text:span text:style-name="T21_4"><text:s/></text:span><text:span text:style-name="T21_5">out</text:span><text:span text:style-name="T21_6"><text:s/></text:span><text:span text:style-name="T21_7">how</text:span><text:span text:style-name="T21_8"><text:s/></text:span><text:span text:style-name="T21_9">to</text:span><text:span text:style-name="T21_10"><text:s/></text:span><text:span text:style-name="T21_11">play</text:span><text:span text:style-name="T21_12"><text:s/></text:span><text:span text:style-name="T21_13">a</text:span><text:span text:style-name="T21_14"><text:s/></text:span><text:span text:style-name="T21_15">sound</text:span><text:span text:style-name="T21_16"><text:s/></text:span><text:span text:style-name="T21_17">for</text:span><text:span text:style-name="T21_18"><text:s/></text:span><text:span text:style-name="T21_19">the</text:span><text:span text:style-name="T21_20"><text:s/></text:span><text:span text:style-name="T21_21">alarm</text:span><text:span text:style-name="T21_22">.</text:span></text:p>
        </text:list-item>
      </text:list>
      <text:p text:style-name="P22"><text:span text:style-name="T22_1"><text:line-break/></text:span></text:p>
      <text:p text:style-name="P23"><text:span text:style-name="T23_1">Project</text:span><text:span text:style-name="T23_2"><text:s/></text:span><text:span text:style-name="T23_3">planning</text:span><text:span text:style-name="T23_4"><text:s/></text:span><text:span text:style-name="T23_5">and</text:span><text:span text:style-name="T23_6"><text:s/></text:span><text:span text:style-name="T23_7">pseudocode</text:span></text:p>
      <text:list text:style-name="LS3" xml:id="list9">
        <text:list-item>
          <text:p text:style-name="P24"><text:span text:style-name="T24_1">Spend</text:span><text:span text:style-name="T24_2"><text:s/>10-15<text:s/></text:span><text:span text:style-name="T24_3">mins</text:span><text:span text:style-name="T24_4"><text:s/></text:span><text:span text:style-name="T24_5">alone</text:span><text:span text:style-name="T24_6"><text:s/></text:span><text:span text:style-name="T24_7">by</text:span><text:span text:style-name="T24_8"><text:s/></text:span><text:span text:style-name="T24_9">outlining</text:span><text:span text:style-name="T24_10"><text:s/></text:span><text:span text:style-name="T24_11">your</text:span><text:span text:style-name="T24_12"><text:s/></text:span><text:span text:style-name="T24_13">project</text:span><text:span text:style-name="T24_14">.<text:s/></text:span><text:span text:style-name="T24_15">Use</text:span><text:span text:style-name="T24_16"><text:s/></text:span><text:span text:style-name="T24_17">pseudocode</text:span><text:span text:style-name="T24_18"><text:s/></text:span><text:span text:style-name="T24_19">to</text:span><text:span text:style-name="T24_20"><text:s/></text:span><text:span text:style-name="T24_21">break</text:span><text:span text:style-name="T24_22"><text:s/></text:span><text:span text:style-name="T24_23">down</text:span><text:span text:style-name="T24_24"><text:s/></text:span><text:span text:style-name="T24_25">each</text:span><text:span text:style-name="T24_26"><text:s/></text:span><text:span text:style-name="T24_27">file</text:span><text:span text:style-name="T24_28"><text:s/></text:span><text:span text:style-name="T24_29">and</text:span><text:span text:style-name="T24_30"><text:s/></text:span><text:span text:style-name="T24_31">then</text:span><text:span text:style-name="T24_32"><text:s/></text:span><text:span text:style-name="T24_33">the</text:span><text:span text:style-name="T24_34"><text:s/></text:span><text:span text:style-name="T24_35">functions</text:span><text:span text:style-name="T24_36"><text:s/></text:span><text:span text:style-name="T24_37">in</text:span><text:span text:style-name="T24_38"><text:s/></text:span><text:span text:style-name="T24_39">each</text:span><text:span text:style-name="T24_40"><text:s/></text:span><text:span text:style-name="T24_41">file</text:span><text:span text:style-name="T24_42">.<text:s/></text:span><text:span text:style-name="T24_43">Discuss</text:span><text:span text:style-name="T24_44"><text:s/></text:span><text:span text:style-name="T24_45">your</text:span><text:span text:style-name="T24_46"><text:s/></text:span><text:span text:style-name="T24_47">plan</text:span><text:span text:style-name="T24_48"><text:s/></text:span><text:span text:style-name="T24_49">with</text:span><text:span text:style-name="T24_50"><text:s/></text:span><text:span text:style-name="T24_51">your</text:span><text:span text:style-name="T24_52"><text:s/></text:span><text:span text:style-name="T24_53">partner</text:span><text:span text:style-name="T24_54">.<text:s/></text:span><text:span text:style-name="T24_55">Try</text:span><text:span text:style-name="T24_56"><text:s/></text:span><text:span text:style-name="T24_57">to</text:span><text:span text:style-name="T24_58"><text:s/></text:span><text:span text:style-name="T24_59">create</text:span><text:span text:style-name="T24_60"><text:s/></text:span><text:span text:style-name="T24_61">the</text:span><text:span text:style-name="T24_62"><text:s/></text:span><text:span text:style-name="T24_63">files</text:span><text:span text:style-name="T24_64"><text:s/></text:span><text:span text:style-name="T24_65">and</text:span><text:span text:style-name="T24_66"><text:s/></text:span><text:span text:style-name="T24_67">skeleton</text:span><text:span text:style-name="T24_68"><text:s/></text:span><text:span text:style-name="T24_69">code</text:span><text:span text:style-name="T24_70"><text:s/></text:span><text:span text:style-name="T24_71">that</text:span><text:span text:style-name="T24_72"><text:s/></text:span><text:span text:style-name="T24_73">you</text:span><text:span text:style-name="T24_74"><text:s/></text:span><text:span text:style-name="T24_75">think</text:span><text:span text:style-name="T24_76"><text:s/></text:span><text:span text:style-name="T24_77">you</text:span><text:span text:style-name="T24_78">’</text:span><text:span text:style-name="T24_79">ll</text:span><text:span text:style-name="T24_80"><text:s/></text:span><text:span text:style-name="T24_81">need</text:span><text:span text:style-name="T24_82">.</text:span></text:p>
        </text:list-item>
      </text:list>
      <text:p text:style-name="P25"/>
      <text:p text:style-name="P26"><text:span text:style-name="T26_1">Github</text:span></text:p>
      <text:list text:style-name="LS4" xml:id="list10">
        <text:list-item>
          <text:p text:style-name="P27"><text:span text:style-name="T27_1">Upload</text:span><text:span text:style-name="T27_2"><text:s/></text:span><text:span text:style-name="T27_3">your</text:span><text:span text:style-name="T27_4"><text:s/></text:span><text:span text:style-name="T27_5">project</text:span><text:span text:style-name="T27_6"><text:s/></text:span><text:span text:style-name="T27_7">to</text:span><text:span text:style-name="T27_8"><text:s/></text:span><text:span text:style-name="T27_9">Github</text:span><text:span text:style-name="T27_10"><text:s/></text:span><text:span text:style-name="T27_11">so</text:span><text:span text:style-name="T27_12"><text:s/></text:span><text:span text:style-name="T27_13">you</text:span><text:span text:style-name="T27_14"><text:s/></text:span><text:span text:style-name="T27_15">have</text:span><text:span text:style-name="T27_16"><text:s/></text:span><text:span text:style-name="T27_17">a</text:span><text:span text:style-name="T27_18"><text:s/></text:span><text:span text:style-name="T27_19">copy</text:span><text:span text:style-name="T27_20"><text:s/></text:span><text:span text:style-name="T27_21">to</text:span><text:span text:style-name="T27_22"><text:s/></text:span><text:span text:style-name="T27_23">work</text:span><text:span text:style-name="T27_24"><text:s/></text:span><text:span text:style-name="T27_25">on</text:span><text:span text:style-name="T27_26">.</text:span>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905cm" fo:padding-bottom="0cm" fo:margin-bottom="1.905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